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text/xml" manifest:full-path="style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MT" svg:font-family="SymbolMT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2" style:family="paragraph" style:parent-style-name="Standard">
      <style:text-properties style:font-name="Times New Roman" fo:font-size="12pt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3" style:family="paragraph" style:parent-style-name="Standard">
      <style:text-properties style:font-name="SymbolMT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4" style:family="paragraph" style:parent-style-name="Heading_20_1">
      <style:text-properties fo:font-size="20pt" style:font-size-asian="20pt" style:font-size-complex="20pt"/>
    </style:style>
    <style:style style:name="T1" style:family="text">
      <style:text-properties style:font-name="Times New Roman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Lösung <text:s/>in Matrizen-Schreibweise</text:h>
      <text:p text:style-name="P3"><text:span text:style-name="T1"><draw:frame draw:style-name="fr1" draw:name="Objekt32" text:anchor-type="as-char" svg:y="-2.401cm" svg:width="5.93cm" svg:height="4.337cm" draw:z-index="0"><draw:object xlink:href="./Object 5" xlink:type="simple" xlink:show="embed" xlink:actuate="onLoad"/><draw:image xlink:href="./ObjectReplacements/Object 5" xlink:type="simple" xlink:show="embed" xlink:actuate="onLoad"/><svg:desc>Formel</svg:desc></draw:frame></text:span><text:span text:style-name="T1">* </text:span><text:span text:style-name="T1"><draw:frame draw:style-name="fr1" draw:name="Objekt33" text:anchor-type="as-char" svg:y="-2.191cm" svg:width="1.032cm" svg:height="4.001cm" draw:z-index="1"><draw:object xlink:href="./Object 6" xlink:type="simple" xlink:show="embed" xlink:actuate="onLoad"/><draw:image xlink:href="./ObjectReplacements/Object 6" xlink:type="simple" xlink:show="embed" xlink:actuate="onLoad"/><svg:desc>Formel</svg:desc></draw:frame></text:span><text:span text:style-name="T1">= </text:span><text:span text:style-name="T1"><draw:frame draw:style-name="fr1" draw:name="Objekt34" text:anchor-type="as-char" svg:y="-2.08cm" svg:width="0.676cm" svg:height="3.785cm" draw:z-index="2"><draw:object xlink:href="./Object 7" xlink:type="simple" xlink:show="embed" xlink:actuate="onLoad"/><draw:image xlink:href="./ObjectReplacements/Object 7" xlink:type="simple" xlink:show="embed" xlink:actuate="onLoad"/><svg:desc>Formel</svg:desc></draw:frame></text:span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MT" svg:font-family="SymbolMT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2T18:23:19.97</meta:creation-date>
    <dc:date>2016-06-15T22:01:26.97</dc:date>
    <meta:editing-duration>PT12M4S</meta:editing-duration>
    <meta:editing-cycles>5</meta:editing-cycles>
    <meta:generator>OpenOffice.org/3.4.1$Win32 OpenOffice.org_project/341m1$Build-9593</meta:generator>
    <meta:document-statistic meta:table-count="0" meta:image-count="0" meta:object-count="3" meta:page-count="1" meta:paragraph-count="2" meta:word-count="5" meta:character-count="39"/>
  </office:meta>
</office:document-meta>
</file>

<file path=Object 5/content.xml><?xml version="1.0" encoding="utf-8"?>
<math xmlns="http://www.w3.org/1998/Math/MathML">
  <semantics>
    <mrow>
      <mtable>
        <mtr>
          <mtd>
            <mrow>
              <msubsup>
                <mi>S</mi>
                <mrow>
                  <mn>1</mn>
                </mrow>
                <mn>2</mn>
              </msubsup>
            </mrow>
          </mtd>
          <mtd>
            <mrow>
              <msub>
                <mi>S</mi>
                <mrow>
                  <mn>1,2</mn>
                </mrow>
              </msub>
            </mrow>
          </mtd>
          <mtd>
            <mrow>
              <msub>
                <mi>S</mi>
                <mrow>
                  <mn>1,3</mn>
                </mrow>
              </msub>
            </mrow>
          </mtd>
          <mtd>
            <mrow>
              <mn>...</mn>
            </mrow>
          </mtd>
          <mtd>
            <mrow>
              <mn>1</mn>
            </mrow>
          </mtd>
        </mtr>
        <mtr>
          <mtd>
            <mrow>
              <msub>
                <mi>S</mi>
                <mrow>
                  <mn>2,1</mn>
                </mrow>
              </msub>
            </mrow>
          </mtd>
          <mtd>
            <mrow>
              <msubsup>
                <mi>S</mi>
                <mrow>
                  <mn>2</mn>
                </mrow>
                <mn>2</mn>
              </msubsup>
            </mrow>
          </mtd>
          <mtd>
            <mrow>
              <msub>
                <mi>S</mi>
                <mrow>
                  <mn>2,3</mn>
                </mrow>
              </msub>
            </mrow>
          </mtd>
          <mtd>
            <mrow>
              <mn>...</mn>
            </mrow>
          </mtd>
          <mtd>
            <mrow>
              <mn>1</mn>
            </mrow>
          </mtd>
        </mtr>
        <mtr>
          <mtd>
            <mrow>
              <msub>
                <mi>S</mi>
                <mrow>
                  <mn>3,1</mn>
                </mrow>
              </msub>
            </mrow>
          </mtd>
          <mtd>
            <mrow>
              <msub>
                <mi>S</mi>
                <mrow>
                  <mn>3,3</mn>
                </mrow>
              </msub>
            </mrow>
          </mtd>
          <mtd>
            <mrow>
              <msubsup>
                <mi>S</mi>
                <mrow>
                  <mn>3</mn>
                </mrow>
                <mn>2</mn>
              </msubsup>
            </mrow>
          </mtd>
          <mtd>
            <mrow>
              <mn>...</mn>
            </mrow>
          </mtd>
          <mtd>
            <mrow>
              <mn>1</mn>
            </mrow>
          </mtd>
        </mtr>
        <mtr>
          <mtd>
            <mrow>
              <mn>...</mn>
            </mrow>
          </mtd>
          <mtd>
            <mrow>
              <mn>...</mn>
            </mrow>
          </mtd>
          <mtd>
            <mrow>
              <mn>...</mn>
            </mrow>
          </mtd>
          <mtd>
            <mrow>
              <mn>...</mn>
            </mrow>
          </mtd>
          <mtd>
            <mrow>
              <mn>1</mn>
            </mrow>
          </mtd>
        </mtr>
        <mtr>
          <mtd>
            <mrow>
              <mn>1</mn>
            </mrow>
          </mtd>
          <mtd>
            <mrow>
              <mn>1</mn>
            </mrow>
          </mtd>
          <mtd>
            <mrow>
              <mn>1</mn>
            </mrow>
          </mtd>
          <mtd>
            <mrow>
              <mn>...</mn>
            </mrow>
          </mtd>
          <mtd>
            <mrow>
              <mn>0</mn>
            </mrow>
          </mtd>
        </mtr>
      </mtable>
    </mrow>
    <annotation encoding="StarMath 5.0">matrix{S_{1}^2 # S_{1,2}#S_{1,3} #... #1 ## S_{2,1}#S_{2}^2 #S_{2,3} #... #1 ## S_{3,1}#S_{3,3} #S_{3}^2 #... #1  ## ... #...#... #...#1  ## 1#1#1#...#0}</annotation>
  </semantics>
</math>
</file>

<file path=Object 6/content.xml><?xml version="1.0" encoding="utf-8"?>
<math xmlns="http://www.w3.org/1998/Math/MathML">
  <semantics>
    <mrow>
      <mtable>
        <mtr>
          <mtd>
            <mrow>
              <msub>
                <mi>W</mi>
                <mrow>
                  <mn>1</mn>
                </mrow>
              </msub>
            </mrow>
          </mtd>
        </mtr>
        <mtr>
          <mtd>
            <mrow>
              <msub>
                <mi>W</mi>
                <mrow>
                  <mn>2</mn>
                </mrow>
              </msub>
            </mrow>
          </mtd>
        </mtr>
        <mtr>
          <mtd>
            <mrow>
              <msub>
                <mi>W</mi>
                <mrow>
                  <mn>3</mn>
                </mrow>
              </msub>
            </mrow>
          </mtd>
        </mtr>
        <mtr>
          <mtd>
            <mrow>
              <mn>...</mn>
            </mrow>
          </mtd>
        </mtr>
        <mtr>
          <mtd>
            <mrow>
              <mo stretchy="false">ƛ</mo>
            </mrow>
          </mtd>
        </mtr>
      </mtable>
    </mrow>
    <annotation encoding="StarMath 5.0">matrix{W_{1}  ## W_{2} ## W_{3}  ## ...   ## lambdabar}</annotation>
  </semantics>
</math>
</file>

<file path=Object 7/content.xml><?xml version="1.0" encoding="utf-8"?>
<math xmlns="http://www.w3.org/1998/Math/MathML">
  <semantics>
    <mrow>
      <mtable>
        <mtr>
          <mtd>
            <mrow>
              <mn>0</mn>
            </mrow>
          </mtd>
        </mtr>
        <mtr>
          <mtd>
            <mrow>
              <mn>0</mn>
            </mrow>
          </mtd>
        </mtr>
        <mtr>
          <mtd>
            <mrow>
              <mn>0</mn>
            </mrow>
          </mtd>
        </mtr>
        <mtr>
          <mtd>
            <mrow>
              <mn>...</mn>
            </mrow>
          </mtd>
        </mtr>
        <mtr>
          <mtd>
            <mrow>
              <mn>1</mn>
            </mrow>
          </mtd>
        </mtr>
      </mtable>
    </mrow>
    <annotation encoding="StarMath 5.0">matrix{0  ## 0 ## 0  ## ...   ## 1}</annotation>
  </semantics>
</math>
</file>